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1.56pt"/>
    </style:style>
    <style:style style:name="co2" style:family="table-column">
      <style:table-column-properties fo:break-before="auto" style:column-width="308.75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Funktionalität</text:p>
          </table:table-cell>
          <table:table-cell office:value-type="string" calcext:value-type="string">
            <text:p>Otris</text:p>
          </table:table-cell>
          <table:table-cell office:value-type="string" calcext:value-type="string">
            <text:p>CUNO <text:s/>(SAP)</text:p>
          </table:table-cell>
          <table:table-cell table:style-name="ce2" office:value-type="string" calcext:value-type="string">
            <text:p>Simplessus Contracts</text:p>
          </table:table-cell>
          <table:table-cell office:value-type="string" calcext:value-type="string">
            <text:p>VRM</text:p>
          </table:table-cell>
          <table:table-cell office:value-type="string" calcext:value-type="string">
            <text:p>Contract Alert</text:p>
          </table:table-cell>
        </table:table-row>
        <table:table-row table:style-name="ro2">
          <table:table-cell office:value-type="string" calcext:value-type="string">
            <text:p>Archivierun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rsionierun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eichern zugehöriger Dateien</text:p>
          </table:table-cell>
          <table:table-cell office:value-type="string" calcext:value-type="string">
            <text:p>x (dujumente, inforamationen, anlagen)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sermanagment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rstellung von Verträgen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Hinweisfunktion zu Fristen</text:p>
          </table:table-cell>
          <table:table-cell office:value-type="string" calcext:value-type="string">
            <text:p>x (mit eskalationssteurung bei ignoranz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(eskalation)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uchhaltung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chnittstelle für 3. software</text:p>
          </table:table-cell>
          <table:table-cell office:value-type="string" calcext:value-type="string">
            <text:p>x (mit standards)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ragspartnerverwaltun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Vertragsstatus visualisierung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aS nutzun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bile nutzu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sktop nutzu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vertrags auswertung (reporting)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individulaisierbarkeit</text:p>
          </table:table-cell>
          <table:table-cell office:value-type="string" calcext:value-type="string">
            <text:p>x (nutzer und allgemein)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chen</text:p>
          </table:table-cell>
          <table:table-cell office:value-type="string" calcext:value-type="string">
            <text:p>x (volltext recherche möglich, speicherung von häufigen suchfragen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Filtern/Sortieren</text:p>
          </table:table-cell>
          <table:table-cell office:value-type="string" calcext:value-type="string">
            <text:p>x (u.a. durch die abspeicherung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odo remind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orkflow plannu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chlüsselung Vertragskopien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ofort änderung in UI anzeige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utzung von Dokumentenlink <text:s/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utomatisierung (lesen von verträgen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n import/expor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lektronische Signatu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übersichtliche datenban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dantenfähigkei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1:06:49.363238287</meta:creation-date>
    <dc:date>2018-02-07T14:32:31.168049963</dc:date>
    <meta:editing-duration>PT2H11M37S</meta:editing-duration>
    <meta:editing-cycles>11</meta:editing-cycles>
    <meta:generator>LibreOffice/5.1.6.2$Linux_X86_64 LibreOffice_project/10m0$Build-2</meta:generator>
    <meta:document-statistic meta:table-count="1" meta:cell-count="84" meta:object-count="0"/>
  </office:meta>
</office:document-meta>
</file>